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olumn" style:name="date" style:display-name="date">
      <style:table-column-properties style:column-width="5cm"/>
    </style:style>
    <style:style style:family="table-column" style:name="time" style:display-name="time">
      <style:table-column-properties style:column-width="1.5cm"/>
    </style:style>
    <style:style style:family="table-column" style:name="examinee" style:display-name="examinee">
      <style:table-column-properties style:column-width="7cm"/>
    </style:style>
    <style:style style:family="table-column" style:name="examiner" style:display-name="examiner">
      <style:table-column-properties style:column-width="4cm"/>
    </style:style>
  </office:automatic-styles>
  <office:body>
    <office:spreadsheet>
      <table:table>
        <table:table-column table:style-name="date"/>
        <table:table-column table:style-name="time"/>
        <table:table-column table:style-name="examinee"/>
        <table:table-column table:style-name="examiner" table:number-columns-repeated="3"/>
        <table:table-row>
          <table:table-cell table:number-rows-spanned="8" table:style-name="middle_center">
            <text:p>Tuesday</text:p>
          </table:table-cell>
          <table:table-cell table:style-name="middle_center">
            <text:p>09:00</text:p>
          </table:table-cell>
          <table:table-cell table:style-name="middle_left">
            <text:p>Heinrich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0:00</text:p>
          </table:table-cell>
          <table:table-cell table:style-name="middle_left">
            <text:p>Gerd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1:00</text:p>
          </table:table-cell>
          <table:table-cell table:style-name="middle_left">
            <text:p>Erdoga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3:00</text:p>
          </table:table-cell>
          <table:table-cell table:style-name="middle_left">
            <text:p>Jochen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4:00</text:p>
          </table:table-cell>
          <table:table-cell table:style-name="middle_left">
            <text:p>Erik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5:00</text:p>
          </table:table-cell>
          <table:table-cell table:style-name="middle_left">
            <text:p>Huseyi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6:00</text:p>
          </table:table-cell>
          <table:table-cell table:style-name="middle_left">
            <text:p>Thomas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7:00</text:p>
          </table:table-cell>
          <table:table-cell table:style-name="middle_left">
            <text:p>Ahmet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number-rows-spanned="6" table:style-name="middle_center">
            <text:p>Wednesday</text:p>
          </table:table-cell>
          <table:table-cell table:style-name="middle_center">
            <text:p>10:00</text:p>
          </table:table-cell>
          <table:table-cell table:style-name="middle_left">
            <text:p>Tobias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3:00</text:p>
          </table:table-cell>
          <table:table-cell table:style-name="middle_left">
            <text:p>Sandra</text:p>
          </table:table-cell>
          <table:table-cell table:style-name="middle_center">
            <text:p>Fourier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4:00</text:p>
          </table:table-cell>
          <table:table-cell table:style-name="middle_left">
            <text:p>Andreas</text:p>
          </table:table-cell>
          <table:table-cell table:style-name="middle_center">
            <text:p>Fourier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5:00</text:p>
          </table:table-cell>
          <table:table-cell table:style-name="middle_left">
            <text:p>Mehmet</text:p>
          </table:table-cell>
          <table:table-cell table:style-name="middle_center">
            <text:p/>
          </table:table-cell>
          <table:table-cell table:style-name="middle_center">
            <text:p>Legendre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6:00</text:p>
          </table:table-cell>
          <table:table-cell table:style-name="middle_left">
            <text:p>Walter</text:p>
          </table:table-cell>
          <table:table-cell table:style-name="middle_center">
            <text:p/>
          </table:table-cell>
          <table:table-cell table:style-name="middle_center">
            <text:p>Descarte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7:00</text:p>
          </table:table-cell>
          <table:table-cell table:style-name="middle_left">
            <text:p>Vitali</text:p>
          </table:table-cell>
          <table:table-cell table:style-name="middle_center">
            <text:p>Gauss</text:p>
          </table:table-cell>
          <table:table-cell table:style-name="middle_center">
            <text:p>Descarte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hursday</text:p>
          </table:table-cell>
          <table:table-cell table:style-name="middle_center">
            <text:p>17:00</text:p>
          </table:table-cell>
          <table:table-cell table:style-name="middle_left">
            <text:p>Fatma</text:p>
          </table:table-cell>
          <table:table-cell table:style-name="middle_center">
            <text:p>Einstein</text:p>
          </table:table-cell>
          <table:table-cell table:style-name="middle_center">
            <text:p>Hilber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7:00</text:p>
          </table:table-cell>
          <table:table-cell table:style-name="middle_left">
            <text:p>Martina</text:p>
          </table:table-cell>
          <table:table-cell table:style-name="middle_center">
            <text:p>Euler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undefined</text:p>
          </table:table-cell>
          <table:table-cell table:style-name="middle_center"/>
          <table:table-cell table:style-name="middle_left">
            <text:p>Hasan</text:p>
          </table:table-cell>
          <table:table-cell table:style-name="middle_center">
            <text:p>Bohr</text:p>
          </table:table-cell>
          <table:table-cell table:style-name="middle_center">
            <text:p>Heisenberg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undefined</text:p>
          </table:table-cell>
          <table:table-cell table:style-name="middle_center"/>
          <table:table-cell table:style-name="middle_left">
            <text:p>Nikolai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>
    <style:style style:family="table-cell" style:name="middle_center" style:display-name="middle_center">
      <style:table-cell-properties style:vertical-align="middle"/>
      <style:paragraph-properties fo:text-align="center"/>
    </style:style>
    <style:style style:family="table-cell" style:name="middle_left" style:display-name="middle_left">
      <style:table-cell-properties style:vertical-align="middle"/>
      <style:paragraph-properties fo:text-align="left"/>
    </style:style>
  </office:styles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